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imes New Roman" officeooo:rsid="00130d90" officeooo:paragraph-rsid="00130d90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130d90" officeooo:paragraph-rsid="00130d90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rsid="00130d90" officeooo:paragraph-rsid="00130d90"/>
    </style:style>
    <style:style style:name="P4" style:family="paragraph" style:parent-style-name="Standard">
      <style:paragraph-properties fo:text-align="start" style:justify-single-word="false"/>
      <style:text-properties style:font-name="Times New Roman" officeooo:rsid="00138fdf" officeooo:paragraph-rsid="00138fdf"/>
    </style:style>
    <style:style style:name="P5" style:family="paragraph" style:parent-style-name="Standard">
      <style:paragraph-properties fo:text-align="start" style:justify-single-word="false"/>
      <style:text-properties style:font-name="Times New Roman" officeooo:rsid="0014907a" officeooo:paragraph-rsid="0014907a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igham Michaelis</text:p>
      <text:p text:style-name="P1">A00364835</text:p>
      <text:p text:style-name="P1">4 February 2017</text:p>
      <text:p text:style-name="P2">Mandelbrot image Generation using Thread Pools</text:p>
      <text:p text:style-name="P2"/>
      <text:p text:style-name="P3">First off I just want to say that there was a lot of data generated by this assignment. <text:s/>To make my code work all you have to do is type “make”, but that will only run the program, produce the output and generate a single Mandelbrot image using a row by row implementation.</text:p>
      <text:p text:style-name="P3"/>
      <text:p text:style-name="P3">To be brief in writing, This assignment used a pool of available threads to “attack” a queue of functions which comprised the work to do. <text:s/>We varied the work to be done by computing the image on a </text:p>
      <text:p text:style-name="P3"/>
      <text:p text:style-name="P3">1. Pixel by pixel basis</text:p>
      <text:p text:style-name="P3">2. SubRow by SubRow basis</text:p>
      <text:p text:style-name="P3">3. Row by Row basis</text:p>
      <text:p text:style-name="P3">and finally</text:p>
      <text:p text:style-name="P3">4. Multi-row by Multi-row basis… in this case (nRows = 5)</text:p>
      <text:p text:style-name="P4">Here are some of the results:</text:p>
      <text:p text:style-name="P4">1. Fastest time to finish----- Multi-row by Multi-row basis</text:p>
      <text:p text:style-name="P4">2. 2<text:span text:style-name="T1">nd</text:span> place ---- Row by Row</text:p>
      <text:p text:style-name="P4">3. 3<text:span text:style-name="T1">rd</text:span> Place ---- SubRow by SubRow</text:p>
      <text:p text:style-name="P4">4. And coming in dead last, with the worst performance ---- Pixel by Pixel</text:p>
      <text:p text:style-name="P5"/>
      <text:p text:style-name="P5">GRAPHS!</text:p>
      <text:p text:style-name="P5"/>
      <text:p text:style-name="P5"><draw:frame draw:style-name="fr1" draw:name="Object3" text:anchor-type="paragraph" svg:x="-0.1382in" svg:y="0.0854in" svg:width="3.7638in" svg:height="2.1189in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ct2" text:anchor-type="paragraph" svg:x="3.7075in" svg:y="0.1917in" svg:width="3.4016in" svg:height="1.959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5"/>
      <text:p text:style-name="P5"><draw:frame draw:style-name="fr1" draw:name="Object1" text:anchor-type="paragraph" svg:x="-0.2in" svg:y="1.5398in" svg:width="7.3508in" svg:height="2.7035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03:04:08.167000000</meta:creation-date>
    <meta:generator>LibreOffice/5.2.4.2$Windows_x86 LibreOffice_project/3d5603e1122f0f102b62521720ab13a38a4e0eb0</meta:generator>
    <dc:date>2017-02-04T04:32:20.300000000</dc:date>
    <meta:editing-duration>PT5S</meta:editing-duration>
    <meta:editing-cycles>1</meta:editing-cycles>
    <meta:document-statistic meta:table-count="0" meta:image-count="0" meta:object-count="3" meta:page-count="1" meta:paragraph-count="17" meta:word-count="175" meta:character-count="923" meta:non-whitespace-character-count="7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67cm" svg:height="6.866cm" xlink:href="." xlink:type="simple" chart:class="chart:line" chart:style-name="ch1">
        <chart:title svg:x="7.479cm" svg:y="0.273cm" chart:style-name="ch2">
          <text:p>Average Run Time</text:p>
        </chart:title>
        <chart:legend chart:legend-position="end" svg:x="13.146cm" svg:y="2.387cm" style:legend-expansion="high" chart:style-name="ch3"/>
        <chart:plot-area chart:style-name="ch4" chart:data-source-has-labels="both" svg:x="1.384cm" svg:y="1.189cm" svg:width="11.389cm" svg:height="4.559cm">
          <chartooo:coordinate-region svg:x="2.111cm" svg:y="1.388cm" svg:width="10.568cm" svg:height="3.713cm"/>
          <chart:axis chart:dimension="x" chart:name="primary-x" chart:style-name="ch5" chartooo:axis-type="text">
            <chart:title svg:x="6.412cm" svg:y="5.885cm" chart:style-name="ch6">
              <text:p>Threads</text:p>
            </chart:title>
            <chart:categories table:cell-range-address="local-table.$A$2:.$A$9"/>
          </chart:axis>
          <chart:axis chart:dimension="y" chart:name="primary-y" chart:style-name="ch5">
            <chart:title svg:x="0.451cm" svg:y="3.896cm" chart:style-name="ch7">
              <text:p>Time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series chart:style-name="ch10" chart:values-cell-range-address="local-table.$C$2:.$C$9" chart:label-cell-address="local-table.$C$1" chart:class="chart:line">
            <chart:data-point chart:repeated="8"/>
          </chart:series>
          <chart:series chart:style-name="ch11" chart:values-cell-range-address="local-table.$D$2:.$D$9" chart:label-cell-address="local-table.$D$1" chart:class="chart:line">
            <chart:data-point chart:repeated="8"/>
          </chart:series>
          <chart:series chart:style-name="ch12" chart:values-cell-range-address="local-table.$E$2:.$E$9" chart:label-cell-address="local-table.$E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un-time Multi Row</text:p>
              </table:table-cell>
              <table:table-cell office:value-type="string">
                <text:p>Average run-time Pixel</text:p>
              </table:table-cell>
              <table:table-cell office:value-type="string">
                <text:p>Average run-time Sub row</text:p>
              </table:table-cell>
              <table:table-cell office:value-type="string">
                <text:p>Average run-time Ro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744">
                <text:p>0.5744</text:p>
              </table:table-cell>
              <table:table-cell office:value-type="float" office:value="2.58274">
                <text:p>2.58274</text:p>
              </table:table-cell>
              <table:table-cell office:value-type="float" office:value="0.639237">
                <text:p>0.639237</text:p>
              </table:table-cell>
              <table:table-cell office:value-type="float" office:value="0.618661">
                <text:p>0.6186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905">
                <text:p>0.28905</text:p>
              </table:table-cell>
              <table:table-cell office:value-type="float" office:value="2.04003">
                <text:p>2.04003</text:p>
              </table:table-cell>
              <table:table-cell office:value-type="float" office:value="0.327102">
                <text:p>0.327102</text:p>
              </table:table-cell>
              <table:table-cell office:value-type="float" office:value="0.3146">
                <text:p>0.3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4404">
                <text:p>0.194404</text:p>
              </table:table-cell>
              <table:table-cell office:value-type="float" office:value="1.9178">
                <text:p>1.9178</text:p>
              </table:table-cell>
              <table:table-cell office:value-type="float" office:value="0.218337">
                <text:p>0.218337</text:p>
              </table:table-cell>
              <table:table-cell office:value-type="float" office:value="0.231118">
                <text:p>0.231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7253">
                <text:p>0.147253</text:p>
              </table:table-cell>
              <table:table-cell office:value-type="float" office:value="1.93542">
                <text:p>1.93542</text:p>
              </table:table-cell>
              <table:table-cell office:value-type="float" office:value="0.183255">
                <text:p>0.183255</text:p>
              </table:table-cell>
              <table:table-cell office:value-type="float" office:value="0.212083">
                <text:p>0.2120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7586">
                <text:p>0.157586</text:p>
              </table:table-cell>
              <table:table-cell office:value-type="float" office:value="2.00725">
                <text:p>2.00725</text:p>
              </table:table-cell>
              <table:table-cell office:value-type="float" office:value="0.204448">
                <text:p>0.204448</text:p>
              </table:table-cell>
              <table:table-cell office:value-type="float" office:value="0.231488">
                <text:p>0.231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0112">
                <text:p>0.170112</text:p>
              </table:table-cell>
              <table:table-cell office:value-type="float" office:value="2.05875">
                <text:p>2.05875</text:p>
              </table:table-cell>
              <table:table-cell office:value-type="float" office:value="0.212795">
                <text:p>0.212795</text:p>
              </table:table-cell>
              <table:table-cell office:value-type="float" office:value="0.236869">
                <text:p>0.236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5271">
                <text:p>0.175271</text:p>
              </table:table-cell>
              <table:table-cell office:value-type="float" office:value="2.10758">
                <text:p>2.10758</text:p>
              </table:table-cell>
              <table:table-cell office:value-type="float" office:value="0.217967">
                <text:p>0.217967</text:p>
              </table:table-cell>
              <table:table-cell office:value-type="float" office:value="0.241826">
                <text:p>0.2418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4806">
                <text:p>0.184806</text:p>
              </table:table-cell>
              <table:table-cell office:value-type="float" office:value="2.1123">
                <text:p>2.1123</text:p>
              </table:table-cell>
              <table:table-cell office:value-type="float" office:value="0.222948">
                <text:p>0.222948</text:p>
              </table:table-cell>
              <table:table-cell office:value-type="float" office:value="0.244811">
                <text:p>0.2448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639cm" svg:height="4.977cm" xlink:href="." xlink:type="simple" chart:class="chart:line" chart:style-name="ch1">
        <chart:title svg:x="3.31cm" svg:y="0.235cm" chart:style-name="ch2">
          <text:p>Speed up</text:p>
        </chart:title>
        <chart:legend chart:legend-position="end" svg:x="4.993cm" svg:y="1.045cm" style:legend-expansion="high" chart:style-name="ch3"/>
        <chart:plot-area chart:style-name="ch4" chart:data-source-has-labels="both" svg:x="1.183cm" svg:y="1.113cm" svg:width="3.638cm" svg:height="2.784cm">
          <chartooo:coordinate-region svg:x="1.619cm" svg:y="1.313cm" svg:width="3.108cm" svg:height="1.937cm"/>
          <chart:axis chart:dimension="x" chart:name="primary-x" chart:style-name="ch5" chartooo:axis-type="text">
            <chart:title svg:x="2.336cm" svg:y="3.996cm" chart:style-name="ch6">
              <text:p>Threads</text:p>
            </chart:title>
            <chart:categories table:cell-range-address="local-table.$A$2:.$A$9"/>
          </chart:axis>
          <chart:axis chart:dimension="y" chart:name="primary-y" chart:style-name="ch5">
            <chart:title svg:x="0.451cm" svg:y="4.428cm" chart:style-name="ch7">
              <text:p>Speed up versus 1 thread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series chart:style-name="ch10" chart:values-cell-range-address="local-table.$C$2:.$C$9" chart:label-cell-address="local-table.$C$1" chart:class="chart:line">
            <chart:data-point chart:repeated="8"/>
          </chart:series>
          <chart:series chart:style-name="ch11" chart:values-cell-range-address="local-table.$D$2:.$D$9" chart:label-cell-address="local-table.$D$1" chart:class="chart:line">
            <chart:data-point chart:repeated="8"/>
          </chart:series>
          <chart:series chart:style-name="ch12" chart:values-cell-range-address="local-table.$E$2:.$E$9" chart:label-cell-address="local-table.$E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 up Multi Row</text:p>
              </table:table-cell>
              <table:table-cell office:value-type="string">
                <text:p>Speed up pixel</text:p>
              </table:table-cell>
              <table:table-cell office:value-type="string">
                <text:p>Speed up Sub row</text:p>
              </table:table-cell>
              <table:table-cell office:value-type="string">
                <text:p>Speed up Ro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8719944646255">
                <text:p>1.98719944646255</text:p>
              </table:table-cell>
              <table:table-cell office:value-type="float" office:value="1.2660304015137">
                <text:p>1.2660304015137</text:p>
              </table:table-cell>
              <table:table-cell office:value-type="float" office:value="1.95424363042721">
                <text:p>1.95424363042721</text:p>
              </table:table-cell>
              <table:table-cell office:value-type="float" office:value="1.96650031786395">
                <text:p>1.96650031786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5467171457377">
                <text:p>2.95467171457377</text:p>
              </table:table-cell>
              <table:table-cell office:value-type="float" office:value="1.34672020022943">
                <text:p>1.34672020022943</text:p>
              </table:table-cell>
              <table:table-cell office:value-type="float" office:value="2.92775388504926">
                <text:p>2.92775388504926</text:p>
              </table:table-cell>
              <table:table-cell office:value-type="float" office:value="2.67681876790211">
                <text:p>2.67681876790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0076942405248">
                <text:p>3.90076942405248</text:p>
              </table:table-cell>
              <table:table-cell office:value-type="float" office:value="1.33445970383689">
                <text:p>1.33445970383689</text:p>
              </table:table-cell>
              <table:table-cell office:value-type="float" office:value="3.48823770156339">
                <text:p>3.48823770156339</text:p>
              </table:table-cell>
              <table:table-cell office:value-type="float" office:value="2.91707020364669">
                <text:p>2.917070203646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4499384463087">
                <text:p>3.64499384463087</text:p>
              </table:table-cell>
              <table:table-cell office:value-type="float" office:value="1.28670569186698">
                <text:p>1.28670569186698</text:p>
              </table:table-cell>
              <table:table-cell office:value-type="float" office:value="3.12664834089842">
                <text:p>3.12664834089842</text:p>
              </table:table-cell>
              <table:table-cell office:value-type="float" office:value="2.67254026126624">
                <text:p>2.672540261266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7659894657637">
                <text:p>3.37659894657637</text:p>
              </table:table-cell>
              <table:table-cell office:value-type="float" office:value="1.25451851851852">
                <text:p>1.25451851851852</text:p>
              </table:table-cell>
              <table:table-cell office:value-type="float" office:value="3.004003853474">
                <text:p>3.004003853474</text:p>
              </table:table-cell>
              <table:table-cell office:value-type="float" office:value="2.61182763468415">
                <text:p>2.611827634684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7721071940024">
                <text:p>3.27721071940024</text:p>
              </table:table-cell>
              <table:table-cell office:value-type="float" office:value="1.22545288909555">
                <text:p>1.22545288909555</text:p>
              </table:table-cell>
              <table:table-cell office:value-type="float" office:value="2.93272376093629">
                <text:p>2.93272376093629</text:p>
              </table:table-cell>
              <table:table-cell office:value-type="float" office:value="2.55828984476442">
                <text:p>2.558289844764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0812419510189">
                <text:p>3.10812419510189</text:p>
              </table:table-cell>
              <table:table-cell office:value-type="float" office:value="1.22271457652796">
                <text:p>1.22271457652796</text:p>
              </table:table-cell>
              <table:table-cell office:value-type="float" office:value="2.86720221755746">
                <text:p>2.86720221755746</text:p>
              </table:table-cell>
              <table:table-cell office:value-type="float" office:value="2.52709641315137">
                <text:p>2.527096413151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6cm" svg:height="5.381cm" xlink:href="." xlink:type="simple" chart:class="chart:line" chart:style-name="ch1">
        <chart:title svg:x="3.718cm" svg:y="0.243cm" chart:style-name="ch2">
          <text:p>Efficiency</text:p>
        </chart:title>
        <chart:legend chart:legend-position="end" svg:x="5.861cm" svg:y="1.247cm" style:legend-expansion="high" chart:style-name="ch3"/>
        <chart:plot-area chart:style-name="ch4" chart:data-source-has-labels="both" svg:x="1.202cm" svg:y="1.129cm" svg:width="4.468cm" svg:height="3.164cm">
          <chartooo:coordinate-region svg:x="1.929cm" svg:y="1.328cm" svg:width="3.647cm" svg:height="2.318cm"/>
          <chart:axis chart:dimension="x" chart:name="primary-x" chart:style-name="ch5" chartooo:axis-type="text">
            <chart:title svg:x="2.77cm" svg:y="4.4cm" chart:style-name="ch6">
              <text:p>Threads</text:p>
            </chart:title>
            <chart:categories table:cell-range-address="local-table.$A$2:.$A$9"/>
          </chart:axis>
          <chart:axis chart:dimension="y" chart:name="primary-y" chart:style-name="ch5">
            <chart:title svg:x="0.451cm" svg:y="3.443cm" chart:style-name="ch7">
              <text:p>Efficiency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series chart:style-name="ch10" chart:values-cell-range-address="local-table.$C$2:.$C$9" chart:label-cell-address="local-table.$C$1" chart:class="chart:line">
            <chart:data-point chart:repeated="8"/>
          </chart:series>
          <chart:series chart:style-name="ch11" chart:values-cell-range-address="local-table.$D$2:.$D$9" chart:label-cell-address="local-table.$D$1" chart:class="chart:line">
            <chart:data-point chart:repeated="8"/>
          </chart:series>
          <chart:series chart:style-name="ch12" chart:values-cell-range-address="local-table.$E$2:.$E$9" chart:label-cell-address="local-table.$E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 Multi Row</text:p>
              </table:table-cell>
              <table:table-cell office:value-type="string">
                <text:p>Efficiency Pixel</text:p>
              </table:table-cell>
              <table:table-cell office:value-type="string">
                <text:p>Efficiency Sub Row</text:p>
              </table:table-cell>
              <table:table-cell office:value-type="string">
                <text:p>Efficiency Ro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3599723231275">
                <text:p>0.993599723231275</text:p>
              </table:table-cell>
              <table:table-cell office:value-type="float" office:value="0.633015200756852">
                <text:p>0.633015200756852</text:p>
              </table:table-cell>
              <table:table-cell office:value-type="float" office:value="0.977121815213603">
                <text:p>0.977121815213603</text:p>
              </table:table-cell>
              <table:table-cell office:value-type="float" office:value="0.983250158931977">
                <text:p>0.9832501589319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4890571524591">
                <text:p>0.984890571524591</text:p>
              </table:table-cell>
              <table:table-cell office:value-type="float" office:value="0.44890673340981">
                <text:p>0.44890673340981</text:p>
              </table:table-cell>
              <table:table-cell office:value-type="float" office:value="0.975917961683086">
                <text:p>0.975917961683086</text:p>
              </table:table-cell>
              <table:table-cell office:value-type="float" office:value="0.892272922634037">
                <text:p>0.892272922634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519235601312">
                <text:p>0.97519235601312</text:p>
              </table:table-cell>
              <table:table-cell office:value-type="float" office:value="0.333614925959223">
                <text:p>0.333614925959223</text:p>
              </table:table-cell>
              <table:table-cell office:value-type="float" office:value="0.872059425390849">
                <text:p>0.872059425390849</text:p>
              </table:table-cell>
              <table:table-cell office:value-type="float" office:value="0.729267550911671">
                <text:p>0.7292675509116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28998768926174">
                <text:p>0.728998768926174</text:p>
              </table:table-cell>
              <table:table-cell office:value-type="float" office:value="0.257341138373396">
                <text:p>0.257341138373396</text:p>
              </table:table-cell>
              <table:table-cell office:value-type="float" office:value="0.625329668179684">
                <text:p>0.625329668179684</text:p>
              </table:table-cell>
              <table:table-cell office:value-type="float" office:value="0.534508052253249">
                <text:p>0.534508052253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2766491096062">
                <text:p>0.562766491096062</text:p>
              </table:table-cell>
              <table:table-cell office:value-type="float" office:value="0.209086419753086">
                <text:p>0.209086419753086</text:p>
              </table:table-cell>
              <table:table-cell office:value-type="float" office:value="0.500667308912333">
                <text:p>0.500667308912333</text:p>
              </table:table-cell>
              <table:table-cell office:value-type="float" office:value="0.435304605780692">
                <text:p>0.435304605780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8172959914321">
                <text:p>0.468172959914321</text:p>
              </table:table-cell>
              <table:table-cell office:value-type="float" office:value="0.175064698442222">
                <text:p>0.175064698442222</text:p>
              </table:table-cell>
              <table:table-cell office:value-type="float" office:value="0.418960537276613">
                <text:p>0.418960537276613</text:p>
              </table:table-cell>
              <table:table-cell office:value-type="float" office:value="0.365469977823488">
                <text:p>0.365469977823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88515524387736">
                <text:p>0.388515524387736</text:p>
              </table:table-cell>
              <table:table-cell office:value-type="float" office:value="0.152839322065994">
                <text:p>0.152839322065994</text:p>
              </table:table-cell>
              <table:table-cell office:value-type="float" office:value="0.358400277194682">
                <text:p>0.358400277194682</text:p>
              </table:table-cell>
              <table:table-cell office:value-type="float" office:value="0.315887051643921">
                <text:p>0.3158870516439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